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nsolas" svg:font-family="Consolas" style:font-family-generic="modern" style:font-pitch="fixed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/>
  </office:font-face-decls>
  <office:automatic-styles>
    <style:style style:name="Taula1" style:family="table">
      <style:table-properties style:width="17.013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ula1.A" style:family="table-column">
      <style:table-column-properties style:column-width="1.191cm"/>
    </style:style>
    <style:style style:name="Taula1.B" style:family="table-column">
      <style:table-column-properties style:column-width="9.022cm"/>
    </style:style>
    <style:style style:name="Taula1.C" style:family="table-column">
      <style:table-column-properties style:column-width="6.8cm"/>
    </style:style>
    <style:style style:name="Taula1.A1" style:family="table-cell">
      <style:table-cell-properties fo:background-color="#dcdc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.C1" style:family="table-cell">
      <style:table-cell-properties fo:background-color="#dcdcdc" fo:padding="0.097cm" fo:border="0.05pt solid #000000">
        <style:background-image/>
      </style:table-cell-properties>
    </style:style>
    <style:style style:name="Taula1.A2" style:family="table-cell">
      <style:table-cell-properties fo:background-color="#e0ffff" fo:padding="0.097cm" fo:border-left="0.05pt solid #000000" fo:border-right="none" fo:border-top="none" fo:border-bottom="0.05pt solid #000000">
        <style:background-image/>
      </style:table-cell-properties>
    </style:style>
    <style:style style:name="Taula1.C2" style:family="table-cell">
      <style:table-cell-properties fo:background-color="#e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.3" style:family="table-row">
      <style:table-row-properties fo:background-color="transparent" fo:keep-together="auto">
        <style:background-image/>
      </style:table-row-properties>
    </style:style>
    <style:style style:name="Taula1.A3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ula1.C3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ula1.A4" style:family="table-cell">
      <style:table-cell-properties style:vertical-align="" fo:background-color="#e0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1.C4" style:family="table-cell">
      <style:table-cell-properties style:vertical-align="" fo:background-color="#e0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ula1.A5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ula1.C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color="#ff0000" loext:opacity="100%" style:font-name="Arial Black" fo:font-size="16pt" fo:font-weight="bold" officeooo:rsid="0010ad7c" officeooo:paragraph-rsid="0010ad7c" fo:background-color="transparent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rsid="0010ad7c" officeooo:paragraph-rsid="0010ad7c"/>
    </style:style>
    <style:style style:name="P3" style:family="paragraph" style:parent-style-name="Text_20_body">
      <style:paragraph-properties style:line-height-at-least="0.423cm" fo:text-align="justify" style:justify-single-word="false" fo:widows="1"/>
      <style:text-properties fo:font-variant="normal" fo:text-transform="none" fo:color="#000000" loext:opacity="100%" style:font-name="Verdana" fo:font-size="14pt" fo:letter-spacing="normal" fo:font-style="normal" fo:font-weight="normal" officeooo:paragraph-rsid="0010ad7c"/>
    </style:style>
    <style:style style:name="P4" style:family="paragraph" style:parent-style-name="Text_20_body">
      <style:paragraph-properties style:line-height-at-least="0.423cm" fo:text-align="center" style:justify-single-word="false" fo:widows="1"/>
      <style:text-properties fo:font-variant="normal" fo:text-transform="none" fo:color="#0000cc" loext:opacity="100%" style:font-name="Consolas" fo:font-size="14pt" fo:letter-spacing="normal" fo:font-style="normal" fo:font-weight="bold" officeooo:paragraph-rsid="0010ad7c" style:font-weight-asian="bold" style:font-weight-complex="bold"/>
    </style:style>
    <style:style style:name="P5" style:family="paragraph" style:parent-style-name="Text_20_body">
      <style:paragraph-properties fo:margin-left="0cm" fo:margin-right="0cm" fo:text-align="center" style:justify-single-word="false" fo:widows="1" fo:text-indent="0cm" style:auto-text-indent="false"/>
      <style:text-properties fo:font-variant="normal" fo:text-transform="none" fo:color="#ff0000" loext:opacity="100%" style:font-name="Verdana" fo:font-size="14pt" fo:letter-spacing="normal" fo:font-style="normal" fo:font-weight="bold" officeooo:rsid="0010ad7c" officeooo:paragraph-rsid="0010ad7c" style:font-weight-asian="bold" style:font-weight-complex="bold"/>
    </style:style>
    <style:style style:name="P6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style:font-name="Verdana" fo:font-size="14pt" fo:letter-spacing="normal" fo:font-style="normal" fo:font-weight="normal" officeooo:rsid="0010ad7c" officeooo:paragraph-rsid="0010ad7c"/>
    </style:style>
    <style:style style:name="P7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8b008b" loext:opacity="100%" style:font-name="Consolas" fo:font-size="15pt" fo:letter-spacing="normal" fo:font-style="normal" fo:font-weight="bold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style:font-name="Verdana" fo:font-size="14pt" fo:letter-spacing="normal" fo:font-style="normal" fo:font-weight="normal"/>
    </style:style>
    <style:style style:name="P9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style:font-name="Verdana" fo:font-size="14pt" fo:letter-spacing="normal" fo:language="zxx" fo:country="none" fo:font-style="normal" fo:font-weight="normal" officeooo:rsid="0010ad7c" officeooo:paragraph-rsid="0010ad7c" style:language-asian="zxx" style:country-asian="none" style:language-complex="zxx" style:country-complex="none"/>
    </style:style>
    <style:style style:name="P10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8b008b" loext:opacity="100%" style:font-name="Consolas" fo:font-size="15pt" fo:letter-spacing="normal" fo:language="zxx" fo:country="none" fo:font-style="normal" fo:font-weight="bold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11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style:font-name="Verdana" fo:font-size="14pt" fo:letter-spacing="normal" fo:language="zxx" fo:country="none" fo:font-style="normal" fo:font-weight="normal" style:language-asian="zxx" style:country-asian="none" style:language-complex="zxx" style:country-complex="none"/>
    </style:style>
    <style:style style:name="P12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8b008b" loext:opacity="100%" style:font-name="Consolas" fo:font-size="15pt" fo:letter-spacing="normal" fo:language="zxx" fo:country="none" fo:font-style="normal" fo:font-weight="bold" officeooo:paragraph-rsid="0010ad7c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13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style:font-name="Verdana" fo:font-size="14pt" fo:letter-spacing="normal" fo:language="zxx" fo:country="none" fo:font-style="normal" fo:font-weight="normal" officeooo:rsid="00168a16" officeooo:paragraph-rsid="00168a16" style:language-asian="zxx" style:country-asian="none" style:language-complex="zxx" style:country-complex="none"/>
    </style:style>
    <style:style style:name="T1" style:family="text">
      <style:text-properties fo:font-variant="normal" fo:text-transform="none" fo:color="#000000" loext:opacity="100%" style:font-name="Verdana" fo:font-size="14pt" fo:letter-spacing="normal" fo:font-style="normal" fo:font-weight="normal"/>
    </style:style>
    <style:style style:name="T2" style:family="text">
      <style:text-properties officeooo:rsid="001ade11"/>
    </style:style>
    <style:style style:name="T3" style:family="text">
      <style:text-properties officeooo:rsid="0010ad7c"/>
    </style:style>
    <style:style style:name="T4" style:family="text">
      <style:text-properties officeooo:rsid="0011e7fe"/>
    </style:style>
    <style:style style:name="T5" style:family="text">
      <style:text-properties officeooo:rsid="00168a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rcici operadors lògics i de comparació</text:p>
      <text:p text:style-name="P2"><text:span text:style-name="Strong_20_Emphasis"><text:span text:style-name="T1"/></text:span></text:p>
      <text:p text:style-name="P3"><text:tab/>Donades les variables de tipus sencer amb valors:</text:p>
      <text:p text:style-name="P4">$a=5, $b=3, $c=-12</text:p>
      <text:p text:style-name="P3"><text:span text:style-name="T2">i</text:span>ndica si l'avaluació d'aquestes expressions donaria com a resultat vertader o fals:</text:p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office:value-type="string">
            <text:p text:style-name="P5">N</text:p>
          </table:table-cell>
          <table:table-cell table:style-name="Taula1.A1" office:value-type="string">
            <text:p text:style-name="P5">Expressió</text:p>
          </table:table-cell>
          <table:table-cell table:style-name="Taula1.C1" office:value-type="string">
            <text:p text:style-name="P5">Resultat</text:p>
          </table:table-cell>
        </table:table-row>
        <table:table-row>
          <table:table-cell table:style-name="Taula1.A2" office:value-type="string">
            <text:p text:style-name="P6">1</text:p>
          </table:table-cell>
          <table:table-cell table:style-name="Taula1.A2" office:value-type="string">
            <text:p text:style-name="P7">$a&gt;3 </text:p>
          </table:table-cell>
          <table:table-cell table:style-name="Taula1.C2" office:value-type="string">
            <text:p text:style-name="P8"/>
          </table:table-cell>
        </table:table-row>
        <table:table-row table:style-name="Taula1.3">
          <table:table-cell table:style-name="Taula1.A3" office:value-type="string">
            <text:p text:style-name="P9">2</text:p>
          </table:table-cell>
          <table:table-cell table:style-name="Taula1.A3" office:value-type="string">
            <text:p text:style-name="P10">$a&gt;<text:span text:style-name="T3">$</text:span>c </text:p>
          </table:table-cell>
          <table:table-cell table:style-name="Taula1.C3" office:value-type="string">
            <text:p text:style-name="P11"/>
          </table:table-cell>
        </table:table-row>
        <table:table-row table:style-name="Taula1.3">
          <table:table-cell table:style-name="Taula1.A4" office:value-type="string">
            <text:p text:style-name="P9">3</text:p>
          </table:table-cell>
          <table:table-cell table:style-name="Taula1.A4" office:value-type="string">
            <text:p text:style-name="P10">$<text:span text:style-name="T3">a</text:span>&lt;$c</text:p>
          </table:table-cell>
          <table:table-cell table:style-name="Taula1.C4" office:value-type="string">
            <text:p text:style-name="P11"/>
          </table:table-cell>
        </table:table-row>
        <table:table-row table:style-name="Taula1.3">
          <table:table-cell table:style-name="Taula1.A5" office:value-type="string">
            <text:p text:style-name="P9">4</text:p>
          </table:table-cell>
          <table:table-cell table:style-name="Taula1.A5" office:value-type="string">
            <text:p text:style-name="P10">$b&lt;$<text:span text:style-name="T4">c</text:span> </text:p>
          </table:table-cell>
          <table:table-cell table:style-name="Taula1.C5" office:value-type="string">
            <text:p text:style-name="P11"/>
          </table:table-cell>
        </table:table-row>
        <table:table-row table:style-name="Taula1.3">
          <table:table-cell table:style-name="Taula1.A4" office:value-type="string">
            <text:p text:style-name="P9">5</text:p>
          </table:table-cell>
          <table:table-cell table:style-name="Taula1.A4" office:value-type="string">
            <text:p text:style-name="P10">$b!=$c </text:p>
          </table:table-cell>
          <table:table-cell table:style-name="Taula1.C4" office:value-type="string">
            <text:p text:style-name="P11"/>
          </table:table-cell>
        </table:table-row>
        <table:table-row table:style-name="Taula1.3">
          <table:table-cell table:style-name="Taula1.A5" office:value-type="string">
            <text:p text:style-name="P9">6</text:p>
          </table:table-cell>
          <table:table-cell table:style-name="Taula1.A5" office:value-type="string">
            <text:p text:style-name="P10">$a==3</text:p>
          </table:table-cell>
          <table:table-cell table:style-name="Taula1.C5" office:value-type="string">
            <text:p text:style-name="P11"/>
          </table:table-cell>
        </table:table-row>
        <table:table-row table:style-name="Taula1.3">
          <table:table-cell table:style-name="Taula1.A4" office:value-type="string">
            <text:p text:style-name="P9">7</text:p>
          </table:table-cell>
          <table:table-cell table:style-name="Taula1.A4" office:value-type="string">
            <text:p text:style-name="P12">$a * $b == 15 </text:p>
          </table:table-cell>
          <table:table-cell table:style-name="Taula1.C4" office:value-type="string">
            <text:p text:style-name="P11"/>
          </table:table-cell>
        </table:table-row>
        <table:table-row table:style-name="Taula1.3">
          <table:table-cell table:style-name="Taula1.A5" office:value-type="string">
            <text:p text:style-name="P9">8</text:p>
          </table:table-cell>
          <table:table-cell table:style-name="Taula1.A5" office:value-type="string">
            <text:p text:style-name="P10">$a * $b == -30 </text:p>
          </table:table-cell>
          <table:table-cell table:style-name="Taula1.C5" office:value-type="string">
            <text:p text:style-name="P11"/>
          </table:table-cell>
        </table:table-row>
        <table:table-row table:style-name="Taula1.3">
          <table:table-cell table:style-name="Taula1.A4" office:value-type="string">
            <text:p text:style-name="P9">9</text:p>
          </table:table-cell>
          <table:table-cell table:style-name="Taula1.A4" office:value-type="string">
            <text:p text:style-name="P10">$c/<text:span text:style-name="T3">$</text:span>b &lt; $a</text:p>
          </table:table-cell>
          <table:table-cell table:style-name="Taula1.C4" office:value-type="string">
            <text:p text:style-name="P11"/>
          </table:table-cell>
        </table:table-row>
        <table:table-row table:style-name="Taula1.3">
          <table:table-cell table:style-name="Taula1.A5" office:value-type="string">
            <text:p text:style-name="P9">10</text:p>
          </table:table-cell>
          <table:table-cell table:style-name="Taula1.A5" office:value-type="string">
            <text:p text:style-name="P10">$c/$b == -10 </text:p>
          </table:table-cell>
          <table:table-cell table:style-name="Taula1.C5" office:value-type="string">
            <text:p text:style-name="P11"/>
          </table:table-cell>
        </table:table-row>
        <table:table-row table:style-name="Taula1.3">
          <table:table-cell table:style-name="Taula1.A4" office:value-type="string">
            <text:p text:style-name="P9">11</text:p>
          </table:table-cell>
          <table:table-cell table:style-name="Taula1.A4" office:value-type="string">
            <text:p text:style-name="P10">$c/$b == -4 </text:p>
          </table:table-cell>
          <table:table-cell table:style-name="Taula1.C4" office:value-type="string">
            <text:p text:style-name="P11"/>
          </table:table-cell>
        </table:table-row>
        <table:table-row table:style-name="Taula1.3">
          <table:table-cell table:style-name="Taula1.A5" office:value-type="string">
            <text:p text:style-name="P9">12</text:p>
          </table:table-cell>
          <table:table-cell table:style-name="Taula1.A5" office:value-type="string">
            <text:p text:style-name="P10">$a <text:span text:style-name="T3">+ </text:span>$b + <text:span text:style-name="T3">$</text:span>c == <text:span text:style-name="T3">5</text:span></text:p>
          </table:table-cell>
          <table:table-cell table:style-name="Taula1.C5" office:value-type="string">
            <text:p text:style-name="P11"/>
          </table:table-cell>
        </table:table-row>
        <table:table-row table:style-name="Taula1.3">
          <table:table-cell table:style-name="Taula1.A4" office:value-type="string">
            <text:p text:style-name="P9">13</text:p>
          </table:table-cell>
          <table:table-cell table:style-name="Taula1.A4" office:value-type="string">
            <text:p text:style-name="P10">($a+$b==8)&amp;&amp;($a-$b==2) </text:p>
          </table:table-cell>
          <table:table-cell table:style-name="Taula1.C4" office:value-type="string">
            <text:p text:style-name="P11"/>
          </table:table-cell>
        </table:table-row>
        <table:table-row table:style-name="Taula1.3">
          <table:table-cell table:style-name="Taula1.A5" office:value-type="string">
            <text:p text:style-name="P9">14</text:p>
          </table:table-cell>
          <table:table-cell table:style-name="Taula1.A5" office:value-type="string">
            <text:p text:style-name="P10">($a+$b==8)||($a-$b==6)</text:p>
          </table:table-cell>
          <table:table-cell table:style-name="Taula1.C5" office:value-type="string">
            <text:p text:style-name="P11"/>
          </table:table-cell>
        </table:table-row>
        <table:table-row table:style-name="Taula1.3">
          <table:table-cell table:style-name="Taula1.A4" office:value-type="string">
            <text:p text:style-name="P9">15</text:p>
          </table:table-cell>
          <table:table-cell table:style-name="Taula1.A4" office:value-type="string">
            <text:p text:style-name="P10">$a&gt;3 &amp;&amp; $b&gt;3 &amp;&amp; $c&lt;3 </text:p>
          </table:table-cell>
          <table:table-cell table:style-name="Taula1.C4" office:value-type="string">
            <text:p text:style-name="P11"/>
          </table:table-cell>
        </table:table-row>
        <table:table-row table:style-name="Taula1.3">
          <table:table-cell table:style-name="Taula1.A5" office:value-type="string">
            <text:p text:style-name="P9">16</text:p>
          </table:table-cell>
          <table:table-cell table:style-name="Taula1.A5" office:value-type="string">
            <text:p text:style-name="P10">$a&gt;3 &amp;&amp; $b&gt;=3 &amp;&amp; $c&lt;-3</text:p>
          </table:table-cell>
          <table:table-cell table:style-name="Taula1.C5" office:value-type="string">
            <text:p text:style-name="P11"/>
          </table:table-cell>
        </table:table-row>
        <table:table-row table:style-name="Taula1.3">
          <table:table-cell table:style-name="Taula1.A4" office:value-type="string">
            <text:p text:style-name="P13">17</text:p>
          </table:table-cell>
          <table:table-cell table:style-name="Taula1.A4" office:value-type="string">
            <text:p text:style-name="P10">'<text:span text:style-name="T5">a'&gt;'b' || '4'&lt;'4'</text:span></text:p>
          </table:table-cell>
          <table:table-cell table:style-name="Taula1.C4" office:value-type="string">
            <text:p text:style-name="P11"/>
          </table:table-cell>
        </table:table-row>
        <table:table-row table:style-name="Taula1.3">
          <table:table-cell table:style-name="Taula1.A5" office:value-type="string">
            <text:p text:style-name="P13">18</text:p>
          </table:table-cell>
          <table:table-cell table:style-name="Taula1.A5" office:value-type="string">
            <text:p text:style-name="P10">"<text:span text:style-name="T5">php" &gt; "PHP" &amp;&amp; false</text:span></text:p>
          </table:table-cell>
          <table:table-cell table:style-name="Taula1.C5" office:value-type="string">
            <text:p text:style-name="P1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onsolas" svg:font-family="Consolas" style:font-family-generic="modern" style:font-pitch="fixed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color="#0000cc" loext:opacity="100%" style:font-name="Arial" style:text-underline-style="solid" style:text-underline-width="auto" style:text-underline-color="font-color" fo:font-weight="bold" officeooo:rsid="0010ad7c" officeooo:paragraph-rsid="0010ad7c" style:font-weight-asian="bold" style:font-weight-complex="bold"/>
    </style:style>
    <style:style style:name="MT1" style:family="text">
      <style:text-properties fo:language="zxx" fo:country="none" officeooo:rsid="00149b4b" style:language-asian="zxx" style:country-asian="none" style:language-complex="zxx" style:country-complex="none"/>
    </style:style>
    <style:style style:name="MT2" style:family="text">
      <style:text-properties fo:language="zxx" fo:country="none" officeooo:rsid="001a77aa" style:language-asian="zxx" style:country-asian="none" style:language-complex="zxx" style:country-complex="none"/>
    </style:style>
    <style:style style:name="MT3" style:family="text">
      <style:text-properties fo:language="zxx" fo:country="none" officeooo:rsid="00161d36" style:language-asian="zxx" style:country-asian="none" style:language-complex="zxx" style:country-complex="none"/>
    </style:style>
    <style:style style:name="MT4" style:family="text">
      <style:text-properties officeooo:rsid="00149b4b"/>
    </style:style>
    <style:style style:name="MT5" style:family="text">
      <style:text-properties officeooo:rsid="001a77a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ES Lluís Simarro<text:tab/>Curs <text:span text:style-name="MT1">2</text:span><text:span text:style-name="MT2">4</text:span><text:span text:style-name="MT3">/</text:span><text:span text:style-name="MT4">2</text:span><text:span text:style-name="MT5">5</text:span><text:tab/>1r DA<text:span text:style-name="MT5">M </text:span>- ED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15M6S</meta:editing-duration>
    <meta:editing-cycles>13</meta:editing-cycles>
    <meta:generator>LibreOffice/24.8.2.1$Windows_X86_64 LibreOffice_project/0f794b6e29741098670a3b95d60478a65d05ef13</meta:generator>
    <dc:date>2024-10-13T09:05:47.754000000</dc:date>
    <meta:document-statistic meta:table-count="1" meta:image-count="0" meta:object-count="0" meta:page-count="1" meta:paragraph-count="44" meta:word-count="111" meta:character-count="521" meta:non-whitespace-character-count="443"/>
    <meta:user-defined meta:name="Info 1"/>
    <meta:user-defined meta:name="Info 2"/>
    <meta:user-defined meta:name="Info 3"/>
    <meta:user-defined meta:name="Info 4"/>
  </office:meta>
</office:document-meta>
</file>